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285cm"/>
    </style:style>
    <style:style style:name="co4" style:family="table-column">
      <style:table-column-properties fo:break-before="auto" style:column-width="3.395cm"/>
    </style:style>
    <style:style style:name="ro1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 style:data-style-name="N5000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weight="bold"/>
    </style:style>
  </office:automatic-styles>
  <office:body>
    <office:spreadsheet>
      <table:table table:name="Feuille1" table:style-name="ta1" table:print="false"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1019" table:default-cell-style-name="ce1"/>
        <table:table-row table:style-name="ro1">
          <table:table-cell office:value-type="string">
            <text:p>Attributes</text:p>
          </table:table-cell>
          <table:table-cell office:value-type="string">
            <text:p>Source <text:span text:style-name="T1">text</text:span></text:p>
          </table:table-cell>
          <table:table-cell office:value-type="string">
            <text:p>File name</text:p>
          </table:table-cell>
          <table:table-cell office:value-type="string">
            <text:p>ID</text:p>
          </table:table-cell>
          <table:table-cell office:value-type="string">
            <text:p>Prev./next segment</text:p>
          </table:table-cell>
          <table:table-cell office:value-type="string">
            <text:p>Path</text:p>
          </table:table-cell>
          <table:table-cell table:number-columns-repeated="1018"/>
        </table:table-row>
        <table:table-row table:style-name="ro1">
          <table:table-cell office:value-type="string">
            <text:p>Filter <text:span text:style-name="T1">name</text:span></text:p>
          </table:table-cell>
          <table:table-cell table:number-columns-repeated="1023"/>
        </table:table-row>
        <table:table-row table:style-name="ro1">
          <table:table-cell office:value-type="string">
            <text:p>Android Resource Files</text:p>
          </table:table-cell>
          <table:table-cell table:number-columns-repeated="3"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DocBook Files</text:p>
          </table:table-cell>
          <table:table-cell table:number-columns-repeated="2" office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>
            <text:p>DokuWiki Files</text:p>
          </table:table-cell>
          <table:table-cell table:number-columns-repeated="2" office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>
            <text:p>Help &amp; Manual Files</text:p>
          </table:table-cell>
          <table:table-cell table:number-columns-repeated="2" office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>
            <text:p>HTML and XHTML files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>
            <text:p>HTML Help Compiler files</text:p>
          </table:table-cell>
          <table:table-cell table:number-columns-repeated="2" office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>
            <text:p>Java(TM) Resource Bundles</text:p>
          </table:table-cell>
          <table:table-cell table:number-columns-repeated="3"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Key=Value Text Files</text:p>
          </table:table-cell>
          <table:table-cell table:number-columns-repeated="3"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LaTeX Files</text:p>
          </table:table-cell>
          <table:table-cell table:number-columns-repeated="2" office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>
            <text:p>Microsoft Open XML Files</text:p>
          </table:table-cell>
          <table:table-cell table:number-columns-repeated="2" office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>
            <text:p>Mozilla DTD files</text:p>
          </table:table-cell>
          <table:table-cell table:number-columns-repeated="3"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OpenDocument/OpenOffice.org Files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>
            <text:p>PO Files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office:value-type="string">
            <text:p>+<text:span text:style-name="T2">(</text:span>context<text:span text:style-name="T2">)</text:span></text:p>
          </table:table-cell>
          <table:table-cell table:number-columns-repeated="1018"/>
        </table:table-row>
        <table:table-row table:style-name="ro1">
          <table:table-cell office:value-type="string">
            <text:p>QuarkXPress CopyFlow Gold Files</text:p>
          </table:table-cell>
          <table:table-cell table:number-columns-repeated="2" office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>
            <text:p>ResX Files</text:p>
          </table:table-cell>
          <table:table-cell table:number-columns-repeated="3"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SubRip Subtitles Files</text:p>
          </table:table-cell>
          <table:table-cell table:number-columns-repeated="3"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SVG Image Files</text:p>
          </table:table-cell>
          <table:table-cell table:number-columns-repeated="2" office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>
            <text:p>Text Files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1019"/>
        </table:table-row>
        <table:table-row table:style-name="ro1">
          <table:table-cell office:value-type="string">
            <text:p>Typo3 l10nmgr Files</text:p>
          </table:table-cell>
          <table:table-cell table:number-columns-repeated="2" office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>
            <text:p>Typo3 LocManager Files</text:p>
          </table:table-cell>
          <table:table-cell table:number-columns-repeated="2" office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>
            <text:p>Windows Resource Files</text:p>
          </table:table-cell>
          <table:table-cell table:number-columns-repeated="3"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WiX Localization Files</text:p>
          </table:table-cell>
          <table:table-cell table:number-columns-repeated="3" office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>
            <text:p>XHTML Files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>
            <text:p>XLIFF Files</text:p>
          </table:table-cell>
          <table:table-cell table:number-columns-repeated="2" office:value-type="string">
            <text:p>+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11/03/2011</text:date>, <text:time>11:0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dier Briel</meta:initial-creator>
    <meta:creation-date>2011-03-11T10:38:29.51</meta:creation-date>
    <dc:date>2011-03-11T11:04:01.10</dc:date>
    <dc:creator>Didier Briel</dc:creator>
    <meta:editing-duration>PT23M37S</meta:editing-duration>
    <meta:editing-cycles>3</meta:editing-cycles>
    <meta:generator>LibreOffice/3.3$Win32 LibreOffice_project/330m19$Build-6</meta:generator>
    <meta:document-statistic meta:table-count="3" meta:cell-count="92" meta:object-count="0"/>
  </office:meta>
</office:document-meta>
</file>